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4CB000002AC24CFBD45.gif"/>
  <manifest:file-entry manifest:media-type="image/gif" manifest:full-path="Pictures/1000000000000D8200000A1D0A585F1B.gif"/>
  <manifest:file-entry manifest:media-type="image/gif" manifest:full-path="Pictures/10000000000003200000023C14350CA6.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706cm"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706cm"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0.706cm" fo:text-align="justify" style:justify-single-word="false"/>
      <style:text-properties style:font-name="Arial" style:font-name-complex="Arial"/>
    </style:style>
    <style:style style:name="P4" style:family="paragraph" style:parent-style-name="Standard" style:master-page-name="Standard">
      <style:paragraph-properties fo:line-height="0.706cm"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5" style:family="paragraph" style:parent-style-name="Standard">
      <style:paragraph-properties fo:margin-left="0cm" fo:margin-right="0cm" fo:margin-top="0.762cm" fo:margin-bottom="0cm" fo:line-height="0.706cm" fo:text-align="center" style:justify-single-word="false" fo:text-indent="0cm" style:auto-text-indent="false" fo:padding="0cm" fo:border-left="none" fo:border-right="none" fo:border-top="0.018cm solid #000000" fo:border-bottom="none" style:shadow="none"/>
      <style:text-properties style:font-name="DejaVu Sans" fo:font-size="9pt" style:font-size-asian="9pt" style:font-size-complex="9pt"/>
    </style:style>
    <style:style style:name="P6" style:family="paragraph" style:parent-style-name="Standard">
      <style:paragraph-properties fo:margin-left="3.747cm" fo:margin-right="0cm" fo:line-height="0.706cm" fo:text-align="justify" style:justify-single-word="false" fo:text-indent="0cm" style:auto-text-indent="false"/>
    </style:style>
    <style:style style:name="P7"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fo:font-size="22pt" style:font-size-asian="22pt" style:font-size-complex="22pt"/>
    </style:style>
    <style:style style:name="T4" style:family="text">
      <style:text-properties officeooo:rsid="001886c1"/>
    </style:style>
    <style:style style:name="T5" style:family="text">
      <style:text-properties officeooo:rsid="001a26c7"/>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Einwilligungserklärung für die Teilnahme an der Studie</text:p>
      <text:p text:style-name="P1"/>
      <text:p text:style-name="P2">„<text:span text:style-name="T5">Center MVEP Speller – Color and Motion</text:span>“</text:p>
      <text:p text:style-name="P2"/>
      <text:p text:style-name="P2"/>
      <text:p text:style-name="P3">Ich habe Informationen zu <text:span text:style-name="T4">der</text:span> Studie „<text:span text:style-name="T5">Center MVEP</text:span><text:span text:style-name="T4"> Speller – </text:span><text:span text:style-name="T5">Color and Motion</text:span>“ <text:span text:style-name="T4">erhalten </text:span>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für di<text:span text:style-name="T4">eser</text:span> Forschungs<text:span text:style-name="T4">gruppe</text:span> verwendet werden. Personenbezogene Daten werden nicht an Dritte weitergegeben.</text:p>
      <text:p text:style-name="P3">Mir ist bekannt, dass die Teilnahme freiwillig ist und ich sie jederzeit ohne Angaben von Gründen widerrufen kann, ohne dass mir daraus irgendein Nachteil entsteht.</text:p>
      <text:p text:style-name="P3"/>
      <text:p text:style-name="P3"/>
      <text:p text:style-name="P3">________________________</text:p>
      <text:p text:style-name="P3">Name des Teilnehmers</text:p>
      <text:p text:style-name="P3"/>
      <text:p text:style-name="P3"/>
      <text:p text:style-name="P3">________________________<text:tab/><text:tab/><text:tab/><text:tab/>________________________</text:p>
      <text:p text:style-name="P3">Ort, Datum<text:tab/><text:tab/><text:tab/><text:tab/><text:tab/><text:tab/><text:tab/>Unterschrift des Teilnehmers</text:p>
      <text:p text:style-name="P3"/>
      <text:p text:style-name="P3"/>
      <text:p text:style-name="P3">Ich bin damit einverstanden, dass ich für evtl. stattfindende Nachfolge­untersuchungen durch die Versuchsleiter telefonisch oder per Email kontaktiert werde. Dies ist jedoch noch keine Verpflichtung für eine tatsächliche Teilnahme an weiteren Studien.</text:p>
      <text:p text:style-name="P3"/>
      <text:p text:style-name="P6"><text:span text:style-name="T1">Ja </text:span><text:span text:style-name="T2"></text:span><text:span text:style-name="T3"><text:tab/><text:tab/><text:tab/><text:tab/></text:span><text:span text:style-name="T1">Nein </text:span><text:span text:style-name="T2"></text:span></text:p>
      <text:p text:style-name="P5">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212cm" fo:margin-right="0.212cm" fo:margin-top="0.106cm" fo:margin-bottom="0.106cm" fo:line-height="150%" fo:text-indent="0cm"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01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0.999cm" fo:page-height="29.699cm" style:num-format="1" style:print-orientation="portrait" fo:margin-top="1.249cm" fo:margin-bottom="2cm" fo:margin-left="2.499cm" fo:margin-right="2.499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draw:frame draw:style-name="Mfr1" draw:name="graphics2" text:anchor-type="paragraph" svg:x="0cm" svg:y="0cm" svg:width="4.877cm" svg:height="2.718cm" draw:z-index="2"><draw:image xlink:href="Pictures/10000200000004CB000002AC24CFBD45.gif" xlink:type="simple" xlink:show="embed" xlink:actuate="onLoad"/></draw:frame><draw:frame draw:style-name="Mfr2" draw:name="graphics1" text:anchor-type="paragraph" svg:y="0cm" svg:width="3.607cm" svg:height="2.565cm" draw:z-index="3"><draw:image xlink:href="Pictures/10000000000003200000023C14350CA6.gif" xlink:type="simple" xlink:show="embed" xlink:actuate="onLoad"/></draw:frame><draw:frame draw:style-name="Mfr1" draw:name="graphics3" text:anchor-type="paragraph" svg:x="6.959cm" svg:y="0cm" svg:width="3.658cm" svg:height="2.743cm" draw:z-index="4"><draw:image xlink:href="Pictures/1000000000000D8200000A1D0A585F1B.gif" xlink:type="simple" xlink:show="embed" xlink:actuate="onLoad"/></draw:frame><draw:frame draw:style-name="Mfr3" draw:name="Frame1" text:anchor-type="char" svg:x="0.318cm" svg:y="0.134cm" svg:width="7.62cm" svg:height="2.54cm" draw:z-index="0"><draw:text-box><text:p text:style-name="Standard"/></draw:text-box></draw:frame><draw:line text:anchor-type="char" draw:z-index="1" draw:style-name="Mgr1" draw:text-style-name="MP1" svg:x1="10.754cm" svg:y1="1.547cm" svg:x2="10.754cm" svg:y2="3.748cm"><text:p/></draw:line><text:tab/><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Einwilligungserklärung</dc:title>
    <meta:initial-creator>embraun</meta:initial-creator>
    <meta:creation-date>2008-03-07T16:41:00</meta:creation-date>
    <dc:date>2011-03-21T13:41:37.04</dc:date>
    <meta:print-date>2008-03-07T13:56:00</meta:print-date>
    <meta:editing-cycles>13</meta:editing-cycles>
    <meta:generator>OpenOffice.org/3.1$Win32 OpenOffice.org_project/310m19$Build-9420</meta:generator>
    <meta:editing-duration>PT00H13M34S</meta:editing-duration>
    <meta:document-statistic meta:table-count="0" meta:image-count="3" meta:object-count="0" meta:page-count="1" meta:paragraph-count="12" meta:word-count="170" meta:character-count="1298"/>
    <meta:user-defined meta:name="Info 1"/>
    <meta:user-defined meta:name="Info 2"/>
    <meta:user-defined meta:name="Info 3"/>
    <meta:user-defined meta:name="Info 4"/>
  </office:meta>
</office:document-meta>
</file>